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0000000100DBDCB3CAE647AF53.png" manifest:media-type="image/png"/>
  <manifest:file-entry manifest:full-path="Pictures/100000010000010000000100111A29C03F08FC4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 fo:min-height="4.75cm" fo:min-width="3.3cm" style:writing-mode="lr-tb"/>
      <style:paragraph-properties style:writing-mode="lr-tb"/>
    </style:style>
    <style:style style:name="gr3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4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 fo:min-height="4.75cm" fo:min-width="3.35cm" style:writing-mode="lr-tb"/>
      <style:paragraph-properties style:writing-mode="lr-tb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2.75cm" fo:min-width="2.5cm" style:writing-mode="lr-tb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00"/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xml:id="id1" draw:id="id1" draw:layer="layout" svg:width="1.5cm" svg:height="1.5cm" svg:x="1.65cm" svg:y="6.2cm">
          <draw:image xlink:href="Pictures/100000010000010000000100111A29C03F08FC4A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>V14.0</text:p>
            <text:p text:style-name="P1">database</text:p>
          </draw:image>
        </draw:frame>
        <draw:custom-shape draw:style-name="gr2" draw:text-style-name="P3" xml:id="id2" draw:id="id2" draw:layer="layout" svg:width="3.8cm" svg:height="5cm" svg:x="5.4cm" svg:y="6cm">
          <text:p text:style-name="P1">Odoo </text:p>
          <text:p text:style-name="P1">V15.0</text:p>
          <text:p text:style-name="P1">+</text:p>
          <text:p text:style-name="P1">OpenUpgrade </text:p>
          <text:p text:style-name="P1">V15.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xml:id="id3" draw:id="id3" draw:layer="layout" svg:width="1.452cm" svg:height="1.452cm" svg:x="1.798cm" svg:y="9.548cm">
          <draw:image xlink:href="Pictures/100000010000010000000100DBDCB3CAE647AF53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>V14.0</text:p>
            <text:p text:style-name="P1">filestore</text:p>
          </draw:image>
        </draw:frame>
        <draw:connector draw:style-name="gr3" draw:text-style-name="P2" draw:layer="layout" draw:type="line" svg:x1="3.15cm" svg:y1="6.95cm" svg:x2="5.4cm" svg:y2="8.5cm" draw:start-shape="id1" draw:start-glue-point="1" draw:end-shape="id2" draw:end-glue-point="3" svg:d="M3150 6950l2250 1550" svg:viewBox="0 0 2251 1551">
          <text:p/>
        </draw:connector>
        <draw:connector draw:style-name="gr4" draw:text-style-name="P2" draw:layer="layout" draw:type="line" svg:x1="3.25cm" svg:y1="10.274cm" svg:x2="5.4cm" svg:y2="8.5cm" draw:start-shape="id3" draw:start-glue-point="1" draw:end-shape="id2" svg:d="M3250 10274l2150-1774" svg:viewBox="0 0 2151 1775">
          <text:p/>
        </draw:connector>
        <draw:frame draw:style-name="gr1" draw:text-style-name="P2" xml:id="id4" draw:id="id4" draw:layer="layout" svg:width="1.5cm" svg:height="1.5cm" svg:x="11.395cm" svg:y="6.224cm">
          <draw:image xlink:href="Pictures/100000010000010000000100111A29C03F08FC4A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>V15.0</text:p>
            <text:p text:style-name="P1">database</text:p>
          </draw:image>
        </draw:frame>
        <draw:frame draw:style-name="gr1" draw:text-style-name="P2" xml:id="id5" draw:id="id5" draw:layer="layout" svg:width="1.452cm" svg:height="1.452cm" svg:x="11.543cm" svg:y="9.572cm">
          <draw:image xlink:href="Pictures/100000010000010000000100DBDCB3CAE647AF53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>V15.0</text:p>
            <text:p text:style-name="P1">filestore</text:p>
          </draw:image>
        </draw:frame>
        <draw:connector draw:style-name="gr5" draw:text-style-name="P2" draw:layer="layout" draw:type="line" svg:x1="9.2cm" svg:y1="8.5cm" svg:x2="11.395cm" svg:y2="6.974cm" draw:start-shape="id2" draw:start-glue-point="1" draw:end-shape="id4" draw:end-glue-point="3" svg:d="M9200 8500l2195-1526" svg:viewBox="0 0 2196 1527">
          <text:p/>
        </draw:connector>
        <draw:connector draw:style-name="gr6" draw:text-style-name="P2" draw:layer="layout" draw:type="line" svg:x1="9.2cm" svg:y1="8.5cm" svg:x2="11.543cm" svg:y2="10.298cm" draw:start-shape="id2" draw:start-glue-point="1" draw:end-shape="id5" draw:end-glue-point="3" svg:d="M9200 8500l2343 1798" svg:viewBox="0 0 2344 1799">
          <text:p/>
        </draw:connector>
        <draw:connector draw:style-name="gr7" draw:text-style-name="P2" draw:layer="layout" draw:type="line" svg:x1="12.895cm" svg:y1="6.974cm" svg:x2="15.05cm" svg:y2="8.5cm" draw:start-shape="id4" draw:start-glue-point="1" draw:end-shape="id6" draw:end-glue-point="3" svg:d="M12895 6974l2155 1526" svg:viewBox="0 0 2156 1527">
          <text:p/>
        </draw:connector>
        <draw:connector draw:style-name="gr8" draw:text-style-name="P2" draw:layer="layout" draw:type="line" svg:x1="12.995cm" svg:y1="10.298cm" svg:x2="15.05cm" svg:y2="8.5cm" draw:start-shape="id5" draw:start-glue-point="1" draw:end-shape="id6" draw:end-glue-point="3" svg:d="M12995 10298l2055-1798" svg:viewBox="0 0 2056 1799">
          <text:p/>
        </draw:connector>
        <draw:custom-shape draw:style-name="gr9" draw:text-style-name="P3" xml:id="id6" draw:id="id6" draw:layer="layout" svg:width="3.85cm" svg:height="5cm" svg:x="15.05cm" svg:y="6cm">
          <text:p text:style-name="P1">Odoo </text:p>
          <text:p text:style-name="P1">V16.0</text:p>
          <text:p text:style-name="P1">+</text:p>
          <text:p text:style-name="P1">OpenUpgrade </text:p>
          <text:p text:style-name="P1">V16.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xml:id="id7" draw:id="id7" draw:layer="layout" svg:width="1.5cm" svg:height="1.5cm" svg:x="21.445cm" svg:y="6.224cm">
          <draw:image xlink:href="Pictures/100000010000010000000100111A29C03F08FC4A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>V16.0</text:p>
            <text:p text:style-name="P1">database</text:p>
          </draw:image>
        </draw:frame>
        <draw:frame draw:style-name="gr1" draw:text-style-name="P2" xml:id="id8" draw:id="id8" draw:layer="layout" svg:width="1.452cm" svg:height="1.452cm" svg:x="21.593cm" svg:y="9.572cm">
          <draw:image xlink:href="Pictures/100000010000010000000100DBDCB3CAE647AF53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>V16.0</text:p>
            <text:p text:style-name="P1">filestore</text:p>
          </draw:image>
        </draw:frame>
        <draw:connector draw:style-name="gr5" draw:text-style-name="P2" draw:layer="layout" draw:type="line" svg:x1="18.9cm" svg:y1="8.5cm" svg:x2="21.445cm" svg:y2="6.974cm" draw:start-shape="id6" draw:start-glue-point="1" draw:end-shape="id7" draw:end-glue-point="3" svg:d="M18900 8500l2545-1526" svg:viewBox="0 0 2546 1527">
          <text:p/>
        </draw:connector>
        <draw:connector draw:style-name="gr6" draw:text-style-name="P2" draw:layer="layout" draw:type="line" svg:x1="18.9cm" svg:y1="8.5cm" svg:x2="21.593cm" svg:y2="10.298cm" draw:start-shape="id6" draw:start-glue-point="1" draw:end-shape="id8" draw:end-glue-point="3" svg:d="M18900 8500l2693 1798" svg:viewBox="0 0 2694 1799">
          <text:p/>
        </draw:connector>
        <draw:custom-shape draw:style-name="gr10" draw:text-style-name="P4" xml:id="id9" draw:id="id9" draw:layer="layout" svg:width="3cm" svg:height="3cm" svg:x="25.65cm" svg:y="7cm">
          <text:p text:style-name="P1">Your New Odoo 16.0 Instance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22.945cm" svg:y1="6.974cm" svg:x2="25.65cm" svg:y2="8.5cm" draw:start-shape="id7" draw:start-glue-point="1" draw:end-shape="id9" draw:end-glue-point="3" svg:d="M22945 6974l2705 1526" svg:viewBox="0 0 2706 1527">
          <text:p/>
        </draw:connector>
        <draw:connector draw:style-name="gr8" draw:text-style-name="P2" draw:layer="layout" draw:type="line" svg:x1="23.045cm" svg:y1="10.298cm" svg:x2="25.65cm" svg:y2="8.5cm" draw:start-shape="id8" draw:start-glue-point="1" draw:end-shape="id9" draw:end-glue-point="3" svg:d="M23045 10298l2605-1798" svg:viewBox="0 0 2606 1799">
          <text:p/>
        </draw:connector>
      </draw:page>
      <draw:page draw:name="page2" draw:style-name="dp1" draw:master-page-name="Standard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draw:marker-start-width="0.35cm" draw:marker-end-width="0.35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0:29:07.969270893</meta:creation-date>
    <dc:date>2023-06-21T01:14:29.128726321</dc:date>
    <meta:editing-duration>PT18M14S</meta:editing-duration>
    <meta:editing-cycles>4</meta:editing-cycles>
    <meta:generator>LibreOffice/7.5.4.2$Linux_X86_64 LibreOffice_project/50$Build-2</meta:generator>
    <meta:document-statistic meta:object-count="19"/>
  </office:meta>
</office:document-meta>
</file>